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3" style:family="table-row">
      <style:table-row-properties style:min-row-height="0.766cm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2ff6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318ba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9e341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ba4c3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ced4f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1e9db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1b016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25e19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3e35c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3eb52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40646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578db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61453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7e382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8b473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adea1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d5140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ebdd5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12ff69" officeooo:paragraph-rsid="002fe35e" style:font-size-asian="17.5pt" style:font-weight-asian="bold" style:font-size-complex="2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rsid="0012ff69" officeooo:paragraph-rsid="0012ff69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1318ba" officeooo:paragraph-rsid="001318ba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14be11" officeooo:paragraph-rsid="0014be11" style:font-size-asian="12.25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8538e" officeooo:paragraph-rsid="0018538e" style:font-size-asian="12.25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19e341" officeooo:paragraph-rsid="0019e341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1ba4c3" officeooo:paragraph-rsid="001ba4c3" style:font-size-asian="12.25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1ced4f" officeooo:paragraph-rsid="001ced4f" style:font-size-asian="12.25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1e9dbc" officeooo:paragraph-rsid="001e9dbc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211939" officeooo:paragraph-rsid="00211939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21b016" officeooo:paragraph-rsid="0021b016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225e19" officeooo:paragraph-rsid="00225e19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23e35c" officeooo:paragraph-rsid="0023e35c" style:font-size-asian="12.25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23eb52" officeooo:paragraph-rsid="0023eb52" style:font-size-asian="12.25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240646" officeooo:paragraph-rsid="00240646" style:font-size-asian="12.25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2578db" officeooo:paragraph-rsid="002578db" style:font-size-asian="12.25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261453" officeooo:paragraph-rsid="00261453" style:font-size-asian="12.25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27e382" officeooo:paragraph-rsid="0027e382" style:font-size-asian="12.25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28b473" officeooo:paragraph-rsid="0028b473" style:font-size-asian="12.25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2adea1" officeooo:paragraph-rsid="002adea1" style:font-size-asian="12.25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2d5140" officeooo:paragraph-rsid="002d5140" style:font-size-asian="12.25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officeooo:rsid="002e2fc7" officeooo:paragraph-rsid="002e2fc7" style:font-size-asian="12.25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2ebdd5" officeooo:paragraph-rsid="002ebdd5" style:font-size-asian="12.25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bold" officeooo:rsid="002fe35e" officeooo:paragraph-rsid="002fe35e" style:font-size-asian="12.25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21b016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23e35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paragraph-rsid="0023eb52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paragraph-rsid="00240646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paragraph-rsid="0028b473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1318ba" officeooo:paragraph-rsid="001318ba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1318ba" officeooo:paragraph-rsid="001ba4c3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1318ba" officeooo:paragraph-rsid="002fe35e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14be11" officeooo:paragraph-rsid="0014be11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16add6" officeooo:paragraph-rsid="0016add6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18538e" officeooo:paragraph-rsid="0018538e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193984" officeooo:paragraph-rsid="00193984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19e341" officeooo:paragraph-rsid="0019e341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1ba4c3" officeooo:paragraph-rsid="001ba4c3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1ced4f" officeooo:paragraph-rsid="001ced4f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1e9dbc" officeooo:paragraph-rsid="001e9dbc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1f41b9" officeooo:paragraph-rsid="001f41b9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211939" officeooo:paragraph-rsid="00211939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21b016" officeooo:paragraph-rsid="0021b016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225e19" officeooo:paragraph-rsid="00225e19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rsid="0023e35c" officeooo:paragraph-rsid="0023e35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23eb52" officeooo:paragraph-rsid="0023eb52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240646" officeooo:paragraph-rsid="00240646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2578db" officeooo:paragraph-rsid="002578db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261453" officeooo:paragraph-rsid="00261453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27e382" officeooo:paragraph-rsid="0027e382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28b473" officeooo:paragraph-rsid="0028b473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02a459f" officeooo:paragraph-rsid="002a459f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02adea1" officeooo:paragraph-rsid="002adea1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2b5a05" officeooo:paragraph-rsid="002b5a05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2d2315" officeooo:paragraph-rsid="002d2315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2d5140" officeooo:paragraph-rsid="002d5140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2e2fc7" officeooo:paragraph-rsid="002e2fc7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2ebdd5" officeooo:paragraph-rsid="002ebdd5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2fe35e" officeooo:paragraph-rsid="002fe35e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1318ba" officeooo:paragraph-rsid="001318ba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1ced4f" officeooo:paragraph-rsid="001ced4f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style:text-underline-style="none" officeooo:rsid="001ced4f" officeooo:paragraph-rsid="001ced4f" style:font-size-asian="10.5pt" style:font-size-complex="12pt"/>
    </style:style>
    <style:style style:name="T1" style:family="text">
      <style:text-properties officeooo:rsid="0012ff69"/>
    </style:style>
    <style:style style:name="T2" style:family="text">
      <style:text-properties officeooo:rsid="001318ba"/>
    </style:style>
    <style:style style:name="T3" style:family="text">
      <style:text-properties officeooo:rsid="001f41b9"/>
    </style:style>
    <style:style style:name="T4" style:family="text">
      <style:text-properties officeooo:rsid="0021b016"/>
    </style:style>
    <style:style style:name="T5" style:family="text">
      <style:text-properties officeooo:rsid="00240646"/>
    </style:style>
    <style:style style:name="T6" style:family="text">
      <style:text-properties officeooo:rsid="0028b4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 Class Diagram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TestProject</text:p>
          </table:table-cell>
        </table:table-row>
        <table:table-row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79">main(args : String [])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0">HotelReservationSystem</text:p>
          </table:table-cell>
        </table:table-row>
        <table:table-row>
          <table:table-cell table:style-name="Table1.A2" office:value-type="string">
            <text:p text:style-name="P43">-<text:span text:style-name="T1">utils : ConstantUtils</text:span></text:p>
            <text:p text:style-name="P43">-<text:span text:style-name="T1">menuPrinter : MenuPrinter</text:span></text:p>
            <text:p text:style-name="P43">-<text:span text:style-name="T1">userInputReader : InputReader</text:span></text:p>
            <text:p text:style-name="P43">-<text:span text:style-name="T1">rReader : ReservationReader</text:span></text:p>
          </table:table-cell>
        </table:table-row>
        <table:table-row>
          <table:table-cell table:style-name="Table1.A2" office:value-type="string">
            <text:p text:style-name="P49">+run()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AnalyticsGenerator</text:p>
          </table:table-cell>
        </table:table-row>
        <table:table-row>
          <table:table-cell table:style-name="Table2.A2" office:value-type="string">
            <text:p text:style-name="P43">-<text:span text:style-name="T2">hReader : HotelReader</text:span></text:p>
            <text:p text:style-name="P49">-rReader : ReservationReader</text:p>
            <text:p text:style-name="P49">-sReader : StayReader</text:p>
            <text:p text:style-name="P49">-hReader : HotelReader</text:p>
          </table:table-cell>
        </table:table-row>
        <table:table-row>
          <table:table-cell table:style-name="Table2.A2" office:value-type="string">
            <text:p text:style-name="P49">+outputHotelOccupancyAnalytics(chosenRange : DateRange)</text:p>
            <text:p text:style-name="P49">+outputRoomOccupancyAnalytics(chosenRange : DateRange)</text:p>
            <text:p text:style-name="P49">+outputFinancialAnalytics(chosenRange : DateRange)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Cancellation</text:p>
          </table:table-cell>
        </table:table-row>
        <table:table-row>
          <table:table-cell table:style-name="Table4.A2" office:value-type="string">
            <text:p text:style-name="P52">-reservation : Reservation</text:p>
            <text:p text:style-name="P52">-cancellationDate : Date</text:p>
            <text:p text:style-name="P52">-refunded : boolean</text:p>
          </table:table-cell>
        </table:table-row>
        <table:table-row>
          <table:table-cell table:style-name="Table4.A2" office:value-type="string">
            <text:p text:style-name="P52">+isRefunded() : boolean</text:p>
            <text:p text:style-name="P53">+getDate() : Date</text:p>
            <text:p text:style-name="P53">+getCost() : Cost</text:p>
            <text:p text:style-name="P53">+getReservation() : Reservation</text:p>
            <text:p text:style-name="P53">+toString() : String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23">CancellationReader</text:p>
          </table:table-cell>
        </table:table-row>
        <table:table-row>
          <table:table-cell table:style-name="Table5.A2" office:value-type="string">
            <text:p text:style-name="P54">-fileString : String</text:p>
            <text:p text:style-name="P54">-cancellations : ArrayList&lt;Cancellation&gt;</text:p>
          </table:table-cell>
        </table:table-row>
        <table:table-row>
          <table:table-cell table:style-name="Table5.A2" office:value-type="string">
            <text:p text:style-name="P55">+costForDate(chosenDate : Date) : double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24">CancellationWriter</text:p>
          </table:table-cell>
        </table:table-row>
        <table:table-row>
          <table:table-cell table:style-name="Table6.A2" office:value-type="string">
            <text:p text:style-name="P56">-fileString : String</text:p>
            <text:p text:style-name="P56">-userInputCancellation : Cancellation </text:p>
          </table:table-cell>
        </table:table-row>
        <table:table-row>
          <table:table-cell table:style-name="Table6.A2" office:value-type="string">
            <text:p text:style-name="P56">+makeCancellation(rReader : ReservationReader) </text:p>
          </table:table-cell>
        </table:table-row>
      </table:table>
      <text:p text:style-name="P4"><text:soft-page-break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5">ConstantUtils</text:p>
          </table:table-cell>
        </table:table-row>
        <table:table-row>
          <table:table-cell table:style-name="Table7.A2" office:value-type="string">
            <text:p text:style-name="P57">+CANCELLATIONS_FILE : String</text:p>
            <text:p text:style-name="P57">+HOTELS_FILE : String</text:p>
            <text:p text:style-name="P57">+RESERVATIONS_FILE : String</text:p>
            <text:p text:style-name="P57">+STAYS_FILE : String</text:p>
            <text:p text:style-name="P57">+USERS_FILE : String</text:p>
            <text:p text:style-name="P57">+EXITVAL_CUSTOMER : int</text:p>
            <text:p text:style-name="P57">+EXITVAL_DESKADMIN : int</text:p>
            <text:p text:style-name="P57">+EXITVAL_SUPERVISOR : int</text:p>
          </table:table-cell>
        </table:table-row>
        <table:table-row>
          <table:table-cell table:style-name="Table7.A2" office:value-type="string">
            <text:p text:style-name="P50"/>
          </table:table-cell>
        </table:table-row>
      </table:table>
      <text:p text:style-name="P5"/>
      <table:table table:name="Table8" table:style-name="Table8">
        <table:table-column table:style-name="Table8.A"/>
        <table:table-row>
          <table:table-cell table:style-name="Table8.A1" office:value-type="string">
            <text:p text:style-name="P26">Date</text:p>
          </table:table-cell>
        </table:table-row>
        <table:table-row>
          <table:table-cell table:style-name="Table8.A2" office:value-type="string">
            <text:p text:style-name="P58">-date : String</text:p>
            <text:p text:style-name="P58">-daysPerMonth : int []</text:p>
            <text:p text:style-name="P58">-myCalendar : GregorianCalendar</text:p>
          </table:table-cell>
        </table:table-row>
        <table:table-row>
          <table:table-cell table:style-name="Table8.A2" office:value-type="string">
            <text:p text:style-name="P58">+getDateString() : String</text:p>
            <text:p text:style-name="P58">+getDay() : int</text:p>
            <text:p text:style-name="P58">+getMonth() : int</text:p>
            <text:p text:style-name="P58">+getYear() : int</text:p>
            <text:p text:style-name="P58">+getDayOfWeekIndex() : int</text:p>
            <text:p text:style-name="P80">+getCurrentDate() : Date</text:p>
            <text:p text:style-name="P81">+isValid() : boolean</text:p>
            <text:p text:style-name="P81">+isLeapYear() : boolean</text:p>
            <text:p text:style-name="P80">+isLeapYear(year : int) : boolean</text:p>
            <text:p text:style-name="P81">+isMonthsOld(numberOfMonths : int) : boolean</text:p>
            <text:p text:style-name="P81">+isDaysFromNow(numberOfDays : int) : boolean</text:p>
            <text:p text:style-name="P81">+isBeforeOrEqual(comparisonDate : Date) : boolean</text:p>
            <text:p text:style-name="P81">+isAfterOrEqual(comparisonDate : Date) : boolean</text:p>
            <text:p text:style-name="P81">+incrementDays(numberOfDays : int)</text:p>
            <text:p text:style-name="P81">+getDaysSinceStartOfYear() : int</text:p>
          </table:table-cell>
        </table:table-row>
      </table:table>
      <text:p text:style-name="P6"/>
      <table:table table:name="Table9" table:style-name="Table9">
        <table:table-column table:style-name="Table9.A"/>
        <table:table-row>
          <table:table-cell table:style-name="Table9.A1" office:value-type="string">
            <text:p text:style-name="P27">DateRange</text:p>
          </table:table-cell>
        </table:table-row>
        <table:table-row>
          <table:table-cell table:style-name="Table9.A2" office:value-type="string">
            <text:p text:style-name="P59">-<text:span text:style-name="T3">s</text:span>tartDate : Date</text:p>
            <text:p text:style-name="P59">-endDate : Date</text:p>
          </table:table-cell>
        </table:table-row>
        <table:table-row>
          <table:table-cell table:style-name="Table9.A2" office:value-type="string">
            <text:p text:style-name="P60">+getStartDateString() : String</text:p>
            <text:p text:style-name="P60">+getEndDateString() : String</text:p>
            <text:p text:style-name="P60">+getStartDate() : Date</text:p>
            <text:p text:style-name="P60">+getEndDate() : Date</text:p>
            <text:p text:style-name="P60">+isValidRange() : boolean</text:p>
            <text:p text:style-name="P60">+getLengthInDays() : int</text:p>
          </table:table-cell>
        </table:table-row>
      </table:table>
      <text:p text:style-name="P6"/>
      <text:p text:style-name="P6"/>
      <text:p text:style-name="P6"/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8">Hotel</text:p>
          </table:table-cell>
        </table:table-row>
        <table:table-row>
          <table:table-cell table:style-name="Table10.A2" office:value-type="string">
            <text:p text:style-name="P61">-hotelType : String</text:p>
            <text:p text:style-name="P61">-roomTypes : ArrayList&lt;RoomType&gt;</text:p>
          </table:table-cell>
        </table:table-row>
        <table:table-row>
          <table:table-cell table:style-name="Table10.A2" office:value-type="string">
            <text:p text:style-name="P61">+getHotelType() : String</text:p>
            <text:p text:style-name="P61">+getRoomType(index : int) : RoomType </text:p>
            <text:p text:style-name="P61">+getRoomTypes() : ArrayList&lt;RoomType&gt;</text:p>
            <text:p text:style-name="P61">+addRoomType(newRoom : RoomType) </text:p>
            <text:p text:style-name="P61">+getTotalNumberOfRooms() : int</text:p>
            <text:p text:style-name="P61">+hasRoomType(roomType : String) : boolean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HotelReader</text:p>
          </table:table-cell>
        </table:table-row>
        <table:table-row>
          <table:table-cell table:style-name="Table11.A2" office:value-type="string">
            <text:p text:style-name="P44">-<text:span text:style-name="T4">fileString : String</text:span></text:p>
            <text:p text:style-name="P62">-hotelInfo : ArrayList&lt;Hotel&gt;</text:p>
          </table:table-cell>
        </table:table-row>
        <table:table-row>
          <table:table-cell table:style-name="Table11.A2" office:value-type="string">
            <text:p text:style-name="P62">+getHotel(index : int) : Hotel</text:p>
            <text:p text:style-name="P62">+getHotelInfo() : ArrayList&lt;Hotel&gt;</text:p>
            <text:p text:style-name="P62">+getAllRoomTypes() : ArrayList&lt;RoomType&gt;</text:p>
          </table:table-cell>
        </table:table-row>
      </table:table>
      <text:p text:style-name="P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0">InputReader</text:p>
          </table:table-cell>
        </table:table-row>
        <table:table-row>
          <table:table-cell table:style-name="Table12.A2" office:value-type="string">
            <text:p text:style-name="P63">-sc : Scanner</text:p>
            <text:p text:style-name="P63">-userInputValidator : InputValidator</text:p>
          </table:table-cell>
        </table:table-row>
        <table:table-row>
          <table:table-cell table:style-name="Table12.A2" office:value-type="string">
            <text:p text:style-name="P63">+getValidLoginChoice() : int</text:p>
            <text:p text:style-name="P63">+getValidUserMenuChoice(exitValuse : int) : int</text:p>
            <text:p text:style-name="P63">+getValidAnalyticsChoice() : int</text:p>
            <text:p text:style-name="P63">+readUserName() : String</text:p>
            <text:p text:style-name="P63">+readPassword() : String</text:p>
            <text:p text:style-name="P63">+readInValidReservation() : Reservation</text:p>
            <text:p text:style-name="P63">+readInValidCancellation(rReader : ReservationReader) : Cancellation</text:p>
            <text:p text:style-name="P63">+readInValidStay(rReader : ReservationReader) : Stay</text:p>
            <text:p text:style-name="P63">+printDiscountStartPrompt()</text:p>
            <text:p text:style-name="P63">+getReservationToBeDiscounted() : Reservation</text:p>
            <text:p text:style-name="P63">+getDiscountAmount() : double</text:p>
            <text:p text:style-name="P63">+printDiscountEndPrompt()</text:p>
            <text:p text:style-name="P63">+getValidDateRange() : DateRange</text:p>
          </table:table-cell>
        </table:table-row>
      </table:table>
      <text:p text:style-name="P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1">InputValidator</text:p>
          </table:table-cell>
        </table:table-row>
        <table:table-row>
          <table:table-cell table:style-name="Table13.A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64">+inputIsInRange(intput : String, minValueOfRange : int, maxValusOfRange: int) : boolean</text:p>
            <text:p text:style-name="P64">+inputIsInteger(input : String) : boolean</text:p>
            <text:p text:style-name="P64">+isValidReservationType(input : String) : boolean</text:p>
            <text:p text:style-name="P64">+inputIsDouble(input : String) : boolean</text:p>
            <text:p text:style-name="P64">+isValidOccupancy(input : String) : boolean</text:p>
          </table:table-cell>
        </table:table-row>
      </table:table>
      <text:p text:style-name="P9"/>
      <text:p text:style-name="P6"/>
      <text:p text:style-name="P10"><text:soft-page-break/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MenuPrinter</text:p>
          </table:table-cell>
        </table:table-row>
        <table:table-row>
          <table:table-cell table:style-name="Table14.A2" office:value-type="string">
            <text:p text:style-name="P46"/>
          </table:table-cell>
        </table:table-row>
        <table:table-row>
          <table:table-cell table:style-name="Table14.A2" office:value-type="string">
            <text:p text:style-name="P65">+printLoginMenu()</text:p>
            <text:p text:style-name="P65">+printCustomerMenu()</text:p>
            <text:p text:style-name="P65">+printSupervisorMenu()</text:p>
            <text:p text:style-name="P65">+printDeskAdministratorMenu()</text:p>
          </table:table-cell>
        </table:table-row>
      </table:table>
      <text:p text:style-name="P1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3">Reservation</text:p>
          </table:table-cell>
        </table:table-row>
        <table:table-row>
          <table:table-cell table:style-name="Table15.A2" office:value-type="string">
            <text:p text:style-name="P47">-<text:span text:style-name="T5">reservationNumber : int</text:span></text:p>
            <text:p text:style-name="P47">-<text:span text:style-name="T5">reservationName : String</text:span></text:p>
            <text:p text:style-name="P47">-<text:span text:style-name="T5">reservationType : String</text:span></text:p>
            <text:p text:style-name="P66">-checkInDate : Date</text:p>
            <text:p text:style-name="P66">-numberOfNights : int</text:p>
            <text:p text:style-name="P66">-numberOfRooms : int</text:p>
            <text:p text:style-name="P66">-rooms : Room[]</text:p>
            <text:p text:style-name="P66">-totalCost : double</text:p>
            <text:p text:style-name="P66">-deposit : double</text:p>
            <text:p text:style-name="P66">-processed : String</text:p>
          </table:table-cell>
        </table:table-row>
        <table:table-row>
          <table:table-cell table:style-name="Table15.A2" office:value-type="string">
            <text:p text:style-name="P66">+GetReservationNumber() : int</text:p>
            <text:p text:style-name="P66">+getReservationName() : String</text:p>
            <text:p text:style-name="P66">+getReservationType() : String</text:p>
            <text:p text:style-name="P66">+geCheckInDate() : Date</text:p>
            <text:p text:style-name="P66">+ getNumberOfNights() : int</text:p>
            <text:p text:style-name="P66">+getNumberOfRooms() : int</text:p>
            <text:p text:style-name="P66">+getDeposit() : double</text:p>
            <text:p text:style-name="P66">+getFirstRoomType() : String</text:p>
            <text:p text:style-name="P66">+setRooms(rooms: Room[])</text:p>
            <text:p text:style-name="P66">+setTotalCost(toalCost : double)</text:p>
            <text:p text:style-name="P66">+setAsProcessed()</text:p>
            <text:p text:style-name="P66">+isProcessed() : boolean</text:p>
            <text:p text:style-name="P66">+calculateTotalCost(hReader : HotelReader) : double</text:p>
            <text:p text:style-name="P66">+toString() : String</text:p>
            <text:p text:style-name="P66">+applyAdvancePurchaseDiscount()</text:p>
            <text:p text:style-name="P66">+equals(res : Reservation) : boolean</text:p>
          </table:table-cell>
        </table:table-row>
      </table:table>
      <text:p text:style-name="P12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4">ReservationReader</text:p>
          </table:table-cell>
        </table:table-row>
        <table:table-row>
          <table:table-cell table:style-name="Table16.A2" office:value-type="string">
            <text:p text:style-name="P67">-reservations: ArrayList&lt;Reservation&gt;</text:p>
            <text:p text:style-name="P67">-fileString : String</text:p>
          </table:table-cell>
        </table:table-row>
        <table:table-row>
          <table:table-cell table:style-name="Table16.A2" office:value-type="string">
            <text:p text:style-name="P67">+removeExpiredReservations()</text:p>
            <text:p text:style-name="P67">+findReservation(reservationNumber : int) : Reservation</text:p>
            <text:p text:style-name="P67">+update()</text:p>
            <text:p text:style-name="P67">+printUpdateReservationsToFile()</text:p>
            <text:p text:style-name="P67">+applyDiscount()</text:p>
            <text:p text:style-name="P67">+incomeForDate(chosenDate : Date) : double</text:p>
          </table:table-cell>
        </table:table-row>
      </table:table>
      <text:p text:style-name="P13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5">ReservationWriter</text:p>
          </table:table-cell>
        </table:table-row>
        <table:table-row>
          <table:table-cell table:style-name="Table17.A2" office:value-type="string">
            <text:p text:style-name="P68">-fileString : String</text:p>
            <text:p text:style-name="P68">-userInputReservation : Reservation</text:p>
          </table:table-cell>
        </table:table-row>
        <table:table-row>
          <table:table-cell table:style-name="Table17.A2" office:value-type="string">
            <text:p text:style-name="P68">+makeReservation(hReader : HotelReader)</text:p>
          </table:table-cell>
        </table:table-row>
      </table:table>
      <text:p text:style-name="P14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6">Room</text:p>
          </table:table-cell>
        </table:table-row>
        <table:table-row>
          <table:table-cell table:style-name="Table18.A2" office:value-type="string">
            <text:p text:style-name="P69">-RoomNumber : int</text:p>
            <text:p text:style-name="P69">-roomTypr : String</text:p>
            <text:p text:style-name="P69">-occupancy : String</text:p>
          </table:table-cell>
        </table:table-row>
        <table:table-row>
          <table:table-cell table:style-name="Table18.A2" office:value-type="string">
            <text:p text:style-name="P69">+getRoomNumber() : int</text:p>
            <text:p text:style-name="P69">+getRoomType() : String</text:p>
            <text:p text:style-name="P69">+getOccupancy() : String</text:p>
            <text:p text:style-name="P69">+setRoomNumber(rNumber : int)</text:p>
            <text:p text:style-name="P69">+setRoomType(rType : String)</text:p>
            <text:p text:style-name="P69">+setOccupancy(newOccupancy : String)</text:p>
          </table:table-cell>
        </table:table-row>
      </table:table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7">RoomType</text:p>
          </table:table-cell>
        </table:table-row>
        <table:table-row>
          <table:table-cell table:style-name="Table19.A2" office:value-type="string">
            <text:p text:style-name="P48">-<text:span text:style-name="T6">type : String</text:span></text:p>
            <text:p text:style-name="P48">-<text:span text:style-name="T6">numberOfRooms : int</text:span></text:p>
            <text:p text:style-name="P70">-occupancyMin : String</text:p>
            <text:p text:style-name="P70">-occupancyMax : String</text:p>
            <text:p text:style-name="P70">-dailyCosts : double []</text:p>
          </table:table-cell>
        </table:table-row>
        <table:table-row>
          <table:table-cell table:style-name="Table19.A2" office:value-type="string">
            <text:p text:style-name="P70">+getType() : String</text:p>
            <text:p text:style-name="P70">+getNumberOfRooms() : int</text:p>
            <text:p text:style-name="P70">+getCostForDay(dayOfWeekIndex : int) : double</text:p>
            <text:p text:style-name="P71">+toString() : String</text:p>
          </table:table-cell>
        </table:table-row>
      </table:table>
      <text:p text:style-name="P1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Stay</text:p>
          </table:table-cell>
        </table:table-row>
        <table:table-row>
          <table:table-cell table:style-name="Table20.A2" office:value-type="string">
            <text:p text:style-name="P72">-reservation : Reservation</text:p>
            <text:p text:style-name="P72">-checkInDate : Date</text:p>
            <text:p text:style-name="P72">-checkOutDate : Date</text:p>
          </table:table-cell>
        </table:table-row>
        <table:table-row>
          <table:table-cell table:style-name="Table20.A2" office:value-type="string">
            <text:p text:style-name="P73">+getReservation() : Reservation</text:p>
            <text:p text:style-name="P73">+setCheckInDate(todaysDate : Date)</text:p>
            <text:p text:style-name="P73">+setCheckoutDate(expectedCheckoutDate : Date)</text:p>
            <text:p text:style-name="P73">+getCheckInDate() : Date</text:p>
            <text:p text:style-name="P73">+getCheckOutDate() : Date</text:p>
            <text:p text:style-name="P73">+getFirstRoomType() : int</text:p>
            <text:p text:style-name="P73">+getNumberOfRooms() : int</text:p>
            <text:p text:style-name="P73">+getCost() : double</text:p>
            <text:p text:style-name="P73">+toString() : String</text:p>
            <text:p text:style-name="P74">equals(stay : Stay) : boolean</text:p>
          </table:table-cell>
        </table:table-row>
      </table:table>
      <text:p text:style-name="P16"/>
      <text:p text:style-name="P17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9">StayReader</text:p>
          </table:table-cell>
        </table:table-row>
        <table:table-row>
          <table:table-cell table:style-name="Table21.A2" office:value-type="string">
            <text:p text:style-name="P75">-fileString : String</text:p>
            <text:p text:style-name="P75">-stays : ArrayList&lt;Stay&gt;</text:p>
          </table:table-cell>
        </table:table-row>
        <table:table-row table:style-name="Table21.3">
          <table:table-cell table:style-name="Table21.A2" office:value-type="string">
            <text:p text:style-name="P75">+getStayInfo() : ArrayList&lt;Stay&gt;</text:p>
            <text:p text:style-name="P75">+getIndex(stay : Stay) : int</text:p>
            <text:p text:style-name="P75">+incomeForDate(chosenDate : Date) : double</text:p>
          </table:table-cell>
        </table:table-row>
      </table:table>
      <text:p text:style-name="P17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0">StayWriter</text:p>
          </table:table-cell>
        </table:table-row>
        <table:table-row>
          <table:table-cell table:style-name="Table22.A2" office:value-type="string">
            <text:p text:style-name="P76">-fileString : String</text:p>
            <text:p text:style-name="P76">-userInputStay : Stay</text:p>
            <text:p text:style-name="P76">-iReader : InputReader</text:p>
          </table:table-cell>
        </table:table-row>
        <table:table-row>
          <table:table-cell table:style-name="Table22.A2" office:value-type="string">
            <text:p text:style-name="P76">+checkInCustomer(rReader : ReservationReader, sReader : StayReader)</text:p>
            <text:p text:style-name="P76">+checkOutCustomer(rReader : ReservationReader, sReader : StayReader)</text:p>
          </table:table-cell>
        </table:table-row>
      </table:table>
      <text:p text:style-name="P18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1">User</text:p>
          </table:table-cell>
        </table:table-row>
        <table:table-row>
          <table:table-cell table:style-name="Table23.A2" office:value-type="string">
            <text:p text:style-name="P77">-type : String</text:p>
            <text:p text:style-name="P77">-name : String</text:p>
            <text:p text:style-name="P77">-password : String</text:p>
          </table:table-cell>
        </table:table-row>
        <table:table-row>
          <table:table-cell table:style-name="Table23.A2" office:value-type="string">
            <text:p text:style-name="P77">+getType() : String</text:p>
            <text:p text:style-name="P77">+getName() : String</text:p>
            <text:p text:style-name="P77">+getPassword() : String</text:p>
            <text:p text:style-name="P77">+equals(inputUser : User) : boolean</text:p>
          </table:table-cell>
        </table:table-row>
      </table:table>
      <text:p text:style-name="P1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2">UserReader</text:p>
          </table:table-cell>
        </table:table-row>
        <table:table-row>
          <table:table-cell table:style-name="Table24.A2" office:value-type="string">
            <text:p text:style-name="P78">-fileString : String</text:p>
            <text:p text:style-name="P78">-userInfo : ArrayList&lt;String&gt;</text:p>
          </table:table-cell>
        </table:table-row>
        <table:table-row>
          <table:table-cell table:style-name="Table24.A2" office:value-type="string">
            <text:p text:style-name="P51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00:37.665581620</meta:creation-date>
    <dc:date>2016-11-14T19:33:25.505494456</dc:date>
    <meta:editing-duration>PT1H28M16S</meta:editing-duration>
    <meta:editing-cycles>30</meta:editing-cycles>
    <meta:generator>LibreOffice/4.2.8.2$Linux_X86_64 LibreOffice_project/420m0$Build-2</meta:generator>
    <meta:document-statistic meta:table-count="24" meta:image-count="0" meta:object-count="0" meta:page-count="6" meta:paragraph-count="210" meta:word-count="621" meta:character-count="5508" meta:non-whitespace-character-count="5093"/>
  </office:meta>
</office:document-meta>
</file>